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59cm"/>
    </style:style>
    <style:style style:name="co3" style:family="table-column">
      <style:table-column-properties fo:break-before="auto" style:column-width="10.097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993cm"/>
    </style:style>
    <style:style style:name="co7" style:family="table-column">
      <style:table-column-properties fo:break-before="auto" style:column-width="5.131cm"/>
    </style:style>
    <style:style style:name="co8" style:family="table-column">
      <style:table-column-properties fo:break-before="auto" style:column-width="17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T1" style:family="tex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Functionality</text:p>
          </table:table-cell>
          <table:table-cell table:style-name="Default" office:value-type="string" calcext:value-type="string">
            <text:p>Location on Disk</text:p>
          </table:table-cell>
          <table:table-cell table:style-name="Default" office:value-type="string" calcext:value-type="string">
            <text:p>Endpoint (note the inclusion/exclusion of trailing /)</text:p>
          </table:table-cell>
          <table:table-cell table:style-name="Default" office:value-type="string" calcext:value-type="string">
            <text:p>Endpoint Type</text:p>
          </table:table-cell>
          <table:table-cell table:style-name="Default" office:value-type="string" calcext:value-type="string">
            <text:p>Request Type</text:p>
          </table:table-cell>
          <table:table-cell table:style-name="Default" office:value-type="string" calcext:value-type="string">
            <text:p>Headers</text:p>
          </table:table-cell>
          <table:table-cell table:style-name="Default" office:value-type="string" calcext:value-type="string">
            <text:p>Parameter(s)</text:p>
          </table:table-cell>
          <table:table-cell table:style-name="Default" office:value-type="string" calcext:value-type="string">
            <text:p>Return Format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CheckIn</text:p>
          </table:table-cell>
          <table:table-cell office:value-type="string" calcext:value-type="string">
            <text:p>Get last checkin</text:p>
          </table:table-cell>
          <table:table-cell office:value-type="string" calcext:value-type="string">
            <text:p>project/elderoutreach/fetch/views.py/APIFetchLastCheckin</text:p>
          </table:table-cell>
          <table:table-cell office:value-type="string" calcext:value-type="string">
            <text:p>/fetch/api-fetch-last-checkin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“Authorization”: “Token %USER_AUTH_TOKEN%”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0: “%CHECKIN_DATE%”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heckIn</text:p>
          </table:table-cell>
          <table:table-cell office:value-type="string" calcext:value-type="string">
            <text:p>Push new checkin</text:p>
          </table:table-cell>
          <table:table-cell office:value-type="string" calcext:value-type="string">
            <text:p>project/elderoutreach/push/views.py/APIPushNewCheckin</text:p>
          </table:table-cell>
          <table:table-cell office:value-type="string" calcext:value-type="string">
            <text:p>/push/api-push-new-checkin/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Authorization”: “Token %USER_AUTH_TOKEN%”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“status”: “%STATUS%”}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nterests</text:p>
          </table:table-cell>
          <table:table-cell table:style-name="ce2" office:value-type="string" calcext:value-type="string">
            <text:p>Get all possible interests</text:p>
          </table:table-cell>
          <table:table-cell table:style-name="ce2" office:value-type="string" calcext:value-type="string">
            <text:p>project/elderoutreach/fetch/views.py/APIFetchInterests</text:p>
          </table:table-cell>
          <table:table-cell table:style-name="ce2" office:value-type="string" calcext:value-type="string">
            <text:p>/fetch/api-fetch-interests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GE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{interest_id: “%INTEREST_NAME%”…}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Interests</text:p>
          </table:table-cell>
          <table:table-cell table:style-name="ce2" office:value-type="string" calcext:value-type="string">
            <text:p>Push new interests</text:p>
          </table:table-cell>
          <table:table-cell table:style-name="ce2" office:value-type="string" calcext:value-type="string">
            <text:p>project/elderoutreach/push/views.py/APIPushInterests</text:p>
          </table:table-cell>
          <table:table-cell table:style-name="ce2" office:value-type="string" calcext:value-type="string">
            <text:p>/push/api-push-interests/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{“Authorization”: “Token %ADMIN_AUTH_TOKEN%”}</text:p>
          </table:table-cell>
          <table:table-cell table:style-name="ce2"/>
          <table:table-cell table:style-name="ce2" office:value-type="string" calcext:value-type="string">
            <text:p>{“status”: “%STATUS%”}, {“error”: “%ERROR%”}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Interests</text:p>
          </table:table-cell>
          <table:table-cell office:value-type="string" calcext:value-type="string">
            <text:p>Return user’s interests</text:p>
          </table:table-cell>
          <table:table-cell office:value-type="string" calcext:value-type="string">
            <text:p>project/elderoutreach/fetch/views.py/APIFetchUserInterests</text:p>
          </table:table-cell>
          <table:table-cell office:value-type="string" calcext:value-type="string">
            <text:p>/fetch/api-fetch-user-interests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“Authorization”: “Token %ADMIN_AUTH_TOKEN%”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interest_id: “%INTEREST_NAME%”…}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Create new account</text:p>
          </table:table-cell>
          <table:table-cell table:style-name="ce2" office:value-type="string" calcext:value-type="string">
            <text:p>project/elderoutreach/account/views.py/APICreateAccount</text:p>
          </table:table-cell>
          <table:table-cell table:style-name="ce2" office:value-type="string" calcext:value-type="string">
            <text:p>/account/api-create-account/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{“username”: “%USERNAME%”, “email”: “%USERNAME%”, “password1”: “%PASSWORD%”, “password2”: “%PASSWORD%”}</text:p>
          </table:table-cell>
          <table:table-cell table:style-name="ce2" office:value-type="string" calcext:value-type="string">
            <text:p>{“status”: “%STATUS%”}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Change password</text:p>
          </table:table-cell>
          <table:table-cell table:style-name="ce2" office:value-type="string" calcext:value-type="string">
            <text:p>project/elderoutreach/auth/views.py/APIChangePassword</text:p>
          </table:table-cell>
          <table:table-cell table:style-name="ce2" office:value-type="string" calcext:value-type="string">
            <text:p>/auth/api-change-password/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{“Authorization”: “Token %USER_AUTH_TOKEN%”}</text:p>
          </table:table-cell>
          <table:table-cell table:style-name="ce2" office:value-type="string" calcext:value-type="string">
            <text:p>{“password1”: “%NEW_PASSWORD%”, “password2”: “%CONFIRM_PASSWORD%”}</text:p>
          </table:table-cell>
          <table:table-cell table:style-name="ce2" office:value-type="string" calcext:value-type="string">
            <text:p>{“error”: “%ERROR%”}, {“status”: “%STATUS%”}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View available events</text:p>
          </table:table-cell>
          <table:table-cell office:value-type="string" calcext:value-type="string">
            <text:p>project/elderoutreach/fetch/views.py/APIFetchAvailableEvents</text:p>
          </table:table-cell>
          <table:table-cell office:value-type="string" calcext:value-type="string">
            <text:p>/fetch/api-fetch-available-events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“Authorization”: “Token %USER_AUTH_TOKEN%”}</text:p>
          </table:table-cell>
          <table:table-cell office:value-type="string" calcext:value-type="string">
            <text:p>{<text:span text:style-name="T1">“provider_id”: “%PROVIDER_ID%”</text:span>}</text:p>
          </table:table-cell>
          <table:table-cell office:value-type="string" calcext:value-type="string">
            <text:p>{counter_id: [“%EVENT_NAME%”, “%EVENT_LOCATION%”, “%EVENT_TIME%”]…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View attending events</text:p>
          </table:table-cell>
          <table:table-cell office:value-type="string" calcext:value-type="string">
            <text:p>project/elderoutreach/fetch/views.py/APIFetchAttendingEvents</text:p>
          </table:table-cell>
          <table:table-cell office:value-type="string" calcext:value-type="string">
            <text:p>/fetch/api-fetch-attending-events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“Authorization”: “Token %USER_AUTH_TOKEN%”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id_counter: [“%EVENT_NAME%”, “FIXME”, “%EVENT_TIME%”]…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 sign on</text:p>
          </table:table-cell>
          <table:table-cell office:value-type="string" calcext:value-type="string">
            <text:p>project/elderoutreach/push/views.py/APIPushEventSignOn</text:p>
          </table:table-cell>
          <table:table-cell office:value-type="string" calcext:value-type="string">
            <text:p>/push/api-push-event-sign-on/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Authorization”: “Token %USER_AUTH_TOKEN%”}</text:p>
          </table:table-cell>
          <table:table-cell office:value-type="string" calcext:value-type="string">
            <text:p>{“event_id”: “%EVENTID%”}</text:p>
          </table:table-cell>
          <table:table-cell office:value-type="string" calcext:value-type="string">
            <text:p>{“status”: “%STATUS%”}, {“error”: “%ERROR%”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Create new event</text:p>
          </table:table-cell>
          <table:table-cell office:value-type="string" calcext:value-type="string">
            <text:p>project/elderoutreach/push/views.py/APIPushNewEvent</text:p>
          </table:table-cell>
          <table:table-cell office:value-type="string" calcext:value-type="string">
            <text:p>/push/api-push-new-event/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Authorization”: “Token %ADMIN_AUTH_TOKEN%”}</text:p>
          </table:table-cell>
          <table:table-cell office:value-type="string" calcext:value-type="string">
            <text:p>{“event_name”: “%EVENT_NAME%”, “event_pid”: “%EVENT_PID%”, “event_location”: “FIXME”, “event_time”: “%EVENT_TIME%”}</text:p>
          </table:table-cell>
          <table:table-cell office:value-type="string" calcext:value-type="string">
            <text:p>{“status”: “%STATUS%”}, {“error”: “%ERROR%”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Get user’s contacts</text:p>
          </table:table-cell>
          <table:table-cell office:value-type="string" calcext:value-type="string">
            <text:p>project/elderoutreach/fetch/views.py/APIFetchContacts</text:p>
          </table:table-cell>
          <table:table-cell office:value-type="string" calcext:value-type="string">
            <text:p>/fetch/api-fetch-contacts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“Authorization”: “Token %USER_AUTH_TOKEN%”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contact_id: “%CONTACT_EMAIL%”…}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ontacts</text:p>
          </table:table-cell>
          <table:table-cell table:style-name="ce2" office:value-type="string" calcext:value-type="string">
            <text:p>Send friend request</text:p>
          </table:table-cell>
          <table:table-cell table:style-name="ce2" office:value-type="string" calcext:value-type="string">
            <text:p>project/elderoutreach/push/views.py/APIPushPendingContact</text:p>
          </table:table-cell>
          <table:table-cell table:style-name="ce2" office:value-type="string" calcext:value-type="string">
            <text:p>/push/api-push-pending-contact/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{“Authorization”: “Token %USER_AUTH_TOKEN%”}</text:p>
          </table:table-cell>
          <table:table-cell table:style-name="ce2" office:value-type="string" calcext:value-type="string">
            <text:p>{“user_2”: “%USER_EMAIL%”}</text:p>
          </table:table-cell>
          <table:table-cell table:style-name="ce2" office:value-type="string" calcext:value-type="string">
            <text:p>{“status”: “%STATUS%”}, {“error”: “%ERROR%”}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Contacts</text:p>
          </table:table-cell>
          <table:table-cell table:style-name="ce2" office:value-type="string" calcext:value-type="string">
            <text:p>Accept friend request</text:p>
          </table:table-cell>
          <table:table-cell table:style-name="ce2" office:value-type="string" calcext:value-type="string">
            <text:p>project/elderoutreach/push/views.py/APIPushConfirmContact</text:p>
          </table:table-cell>
          <table:table-cell table:style-name="ce2" office:value-type="string" calcext:value-type="string">
            <text:p>/push/api-push-confirm-contact/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{“Authorization”: “Token %USER_AUTH_TOKEN%”}</text:p>
          </table:table-cell>
          <table:table-cell table:style-name="ce2" office:value-type="string" calcext:value-type="string">
            <text:p>{“user_1”: “%USER_EMAIL%”}</text:p>
          </table:table-cell>
          <table:table-cell table:style-name="ce2" office:value-type="string" calcext:value-type="string">
            <text:p>{“status”: “%STATUS%”}, {“error”: “%ERROR%”}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Messages</text:p>
          </table:table-cell>
          <table:table-cell table:style-name="ce2" office:value-type="string" calcext:value-type="string">
            <text:p>View message history</text:p>
          </table:table-cell>
          <table:table-cell table:style-name="ce2" office:value-type="string" calcext:value-type="string">
            <text:p>project/elderoutreach/fetch/views.py/APIFetchOrderedMessages</text:p>
          </table:table-cell>
          <table:table-cell table:style-name="ce2" office:value-type="string" calcext:value-type="string">
            <text:p>/fetch/api-fetch-ordered-messages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{“Authorization”: “Token %USER_AUTH_TOKEN%”}</text:p>
          </table:table-cell>
          <table:table-cell table:style-name="ce2" office:value-type="string" calcext:value-type="string">
            <text:p>{“user_2”: “%USER_EMAIL%”, <text:span text:style-name="T1">“start_date”: “%START_DATE%”</text:span>}</text:p>
          </table:table-cell>
          <table:table-cell table:style-name="ce2" office:value-type="string" calcext:value-type="string">
            <text:p>{msg_id: [“%MSG_TIMESTAMP%”, “%MSG_SENDER%”, “%MSG_RECIPIENT%”, “%MSG_CONTENT%”]…}, {“error”: “%ERROR%”}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Messages</text:p>
          </table:table-cell>
          <table:table-cell table:style-name="ce2" office:value-type="string" calcext:value-type="string">
            <text:p>Send message</text:p>
          </table:table-cell>
          <table:table-cell table:style-name="ce2" office:value-type="string" calcext:value-type="string">
            <text:p>project/elderoutreach/push/views.py/APIPushNewMessage</text:p>
          </table:table-cell>
          <table:table-cell table:style-name="ce2" office:value-type="string" calcext:value-type="string">
            <text:p>/push/api-push-new-message/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{“Authorization”: “Token %USER_AUTH_TOKEN%”}</text:p>
          </table:table-cell>
          <table:table-cell table:style-name="ce2" office:value-type="string" calcext:value-type="string">
            <text:p>{“user_2”: “%RECIPIENT_EMAIL%”, “content”: “%MSG_CONTENT%”}</text:p>
          </table:table-cell>
          <table:table-cell table:style-name="ce2" office:value-type="string" calcext:value-type="string">
            <text:p>{“status”: “%STATUS%”}, {“error”: “%ERROR%”}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View transport coverage</text:p>
          </table:table-cell>
          <table:table-cell office:value-type="string" calcext:value-type="string">
            <text:p>project/elderoutreach/fetch/views.py/APIFetchTransportCoverage</text:p>
          </table:table-cell>
          <table:table-cell office:value-type="string" calcext:value-type="string">
            <text:p>/fetch/api-fetch-transport-coverage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“Authorization”: “Token %USER_AUTH_TOKEN%”}</text:p>
          </table:table-cell>
          <table:table-cell office:value-type="string" calcext:value-type="string">
            <text:p>{“tid”: “%TRANSPORT_PROVIDER_ID%”}</text:p>
          </table:table-cell>
          <table:table-cell office:value-type="string" calcext:value-type="string">
            <text:p>{%TRANSPORT_PROVIDER_ID%: [“%AREA_SSID%”, “%AREA_STATE%”, “%AREA_SUBURB%”]…}, {“error”: “%ERROR%”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Add new transport provider</text:p>
          </table:table-cell>
          <table:table-cell office:value-type="string" calcext:value-type="string">
            <text:p>project/elderoutreach/push/views.py/APIPushNewTransportProvider</text:p>
          </table:table-cell>
          <table:table-cell office:value-type="string" calcext:value-type="string">
            <text:p>/push/api-push-new-transport-provider/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Authorization”: “Token %ADMIN_AUTH_TOKEN%”}</text:p>
          </table:table-cell>
          <table:table-cell office:value-type="string" calcext:value-type="string">
            <text:p>{“name”: “%PROVIDER_NAME%”, “location”: “FIXME”, “min_discount_age”: “%MIN_DISCOUNT_AGE%”, “allow_carers”: “%ALLOW_CARERS%”, “require_med_list”: “%REQUIRE_MED_LIST%”, “min_days_b4_cancel”: “%MIN_DAYS_B4_CANCEL%”}</text:p>
          </table:table-cell>
          <table:table-cell office:value-type="string" calcext:value-type="string">
            <text:p>{“status”: “%STATUS%”}, {“error”: “%ERROR%”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tering</text:p>
          </table:table-cell>
          <table:table-cell office:value-type="string" calcext:value-type="string">
            <text:p>Add new cater option</text:p>
          </table:table-cell>
          <table:table-cell office:value-type="string" calcext:value-type="string">
            <text:p>project/elderoutreach/push/views.py/APIPushNewCatersOption</text:p>
          </table:table-cell>
          <table:table-cell office:value-type="string" calcext:value-type="string">
            <text:p>/push/api-push-new-caters-option/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Authorization”: “Token %ADMIN_AUTH_TOKEN%”}</text:p>
          </table:table-cell>
          <table:table-cell office:value-type="string" calcext:value-type="string">
            <text:p>{“caters_to”: “%SPECIAL_NEED%”}</text:p>
          </table:table-cell>
          <table:table-cell office:value-type="string" calcext:value-type="string">
            <text:p>{“status”: “%STATUS%”}, {“error”: “%ERROR%”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tering</text:p>
          </table:table-cell>
          <table:table-cell office:value-type="string" calcext:value-type="string">
            <text:p>Add new provider caters to option</text:p>
          </table:table-cell>
          <table:table-cell office:value-type="string" calcext:value-type="string">
            <text:p>project/elderoutreach/push/views.py/APIPushNewProviderCaters</text:p>
          </table:table-cell>
          <table:table-cell office:value-type="string" calcext:value-type="string">
            <text:p>/push/api-push-new-provider-caters/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Authorization”: “Token %ADMIN_AUTH_TOKEN%”}</text:p>
          </table:table-cell>
          <table:table-cell office:value-type="string" calcext:value-type="string">
            <text:p>{“cater_provider”: “%PROVIDER_ID%”, “cater_caters”: “%SPECIAL_NEED%”}</text:p>
          </table:table-cell>
          <table:table-cell office:value-type="string" calcext:value-type="string">
            <text:p>{“status”: “%STATUS%”}, {“error”: “%ERROR%”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Get user’s sent pending friend requests</text:p>
          </table:table-cell>
          <table:table-cell office:value-type="string" calcext:value-type="string">
            <text:p>project/elderoutreach/fetch/views.py/APIFetchSentPendingContacts</text:p>
          </table:table-cell>
          <table:table-cell office:value-type="string" calcext:value-type="string">
            <text:p>/fetch/api-fetch-sent-pending-contacts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“Authorization”: “Token %USER_AUTH_TOKEN%”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contact_id: “%PENDING_CONTACT_USERNAME%”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Get user’s received pending friend requests</text:p>
          </table:table-cell>
          <table:table-cell office:value-type="string" calcext:value-type="string">
            <text:p>project/elderoutreach/fetch/views.py/APIFetchReceivedPendingContacts</text:p>
          </table:table-cell>
          <table:table-cell office:value-type="string" calcext:value-type="string">
            <text:p>/fetch/api-fetch-received-pending-contacts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“Authorization”: “Token %USER_AUTH_TOKEN%”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contact_id: “%PENDING_CONTACT_USERNAME%”}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Login/Get token</text:p>
          </table:table-cell>
          <table:table-cell table:style-name="ce2" office:value-type="string" calcext:value-type="string">
            <text:p>Django-builtin</text:p>
          </table:table-cell>
          <table:table-cell table:style-name="ce2" office:value-type="string" calcext:value-type="string">
            <text:p>/auth/token-request/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{“username”: “%USERNAME%”, “password”: “%PASSWORD%”}</text:p>
          </table:table-cell>
          <table:table-cell table:style-name="ce2" office:value-type="string" calcext:value-type="string">
            <text:p>{“token”: “%USER_AUTH_TOKEN%”}</text:p>
          </table:table-cell>
          <table:table-cell table:style-name="ce2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22:34:12.363416813</meta:creation-date>
    <dc:date>2022-10-12T15:21:54.925703685</dc:date>
    <meta:editing-duration>PT2H8M10S</meta:editing-duration>
    <meta:editing-cycles>75</meta:editing-cycles>
    <meta:generator>LibreOffice/7.4.1.2$Linux_X86_64 LibreOffice_project/40$Build-2</meta:generator>
    <meta:document-statistic meta:table-count="1" meta:cell-count="215" meta:object-count="0"/>
  </office:meta>
</office:document-meta>
</file>